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42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905cm" svg:x="8.381cm" svg:y="6.07cm">
          <text:p text:style-name="P1"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064cm" svg:height="1.778cm" svg:x="12.318cm" svg:y="8.7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064cm" svg:height="1.778cm" svg:x="12.319cm" svg:y="8.739cm">
          <text:p text:style-name="P1">Modula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064cm" svg:height="1.778cm" svg:x="12.318cm" svg:y="11.151cm">
          <text:p text:style-name="P1">Demodula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524cm" svg:y1="7.976cm" svg:x2="12.319cm" svg:y2="9.628cm" draw:start-shape="id1" draw:start-glue-point="4" draw:end-shape="id2" draw:end-glue-point="3" svg:d="M9524 7976v1652h2795" svg:viewBox="0 0 2796 1653">
          <text:p/>
        </draw:connector>
        <draw:connector draw:style-name="gr4" draw:text-style-name="P1" draw:layer="layout" svg:x1="9.524cm" svg:y1="7.976cm" svg:x2="12.318cm" svg:y2="12.04cm" draw:start-shape="id1" draw:start-glue-point="4" draw:end-shape="id3" draw:end-glue-point="3" svg:d="M9524 7976v4064h2794" svg:viewBox="0 0 2795 4065">
          <text:p text:style-name="P1"/>
        </draw:connector>
        <draw:frame draw:style-name="gr5" draw:layer="layout" svg:width="2.86cm" svg:height="0.962cm" svg:x="8.189cm" svg:y="5.236cm">
          <draw:text-box>
            <text:p>Antenna</text:p>
          </draw:text-box>
        </draw:frame>
        <draw:custom-shape draw:style-name="gr1" draw:text-style-name="P1" xml:id="id5" draw:id="id5" draw:layer="layout" svg:width="3.81cm" svg:height="2.159cm" svg:x="25.781cm" svg:y="9.881cm">
          <text:p text:style-name="P1">Packet</text:p>
          <text:p text:style-name="P1">Handl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2.159cm" svg:x="17.653cm" svg:y="9.881cm">
          <text:p text:style-name="P1">TXR</text:p>
          <text:p text:style-name="P1">Interfac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cm 0.897cm" svg:x1="16.382cm" svg:y1="12.04cm" svg:x2="20.256cm" svg:y2="12.04cm" draw:start-shape="id3" draw:start-glue-point="1" draw:end-shape="id4" draw:end-glue-point="2" svg:d="M16382 12040h635v1397h3239v-1397" svg:viewBox="0 0 3875 1398">
          <text:p/>
        </draw:connector>
        <draw:connector draw:style-name="gr6" draw:text-style-name="P1" draw:layer="layout" draw:line-skew="-1.149cm" svg:x1="20.256cm" svg:y1="9.881cm" svg:x2="16.383cm" svg:y2="9.628cm" draw:start-shape="id4" draw:start-glue-point="0" draw:end-shape="id2" draw:end-glue-point="1" svg:d="M20256 9881v-1651h-3238v1398h-635" svg:viewBox="0 0 3874 1652">
          <text:p/>
        </draw:connector>
        <draw:connector draw:style-name="gr7" draw:text-style-name="P1" draw:layer="layout" svg:x1="22.86cm" svg:y1="10.96cm" svg:x2="25.781cm" svg:y2="10.96cm" draw:start-shape="id4" draw:start-glue-point="1" draw:end-shape="id5" draw:end-glue-point="3" svg:d="M22860 10960h2921" svg:viewBox="0 0 2922 1">
          <text:p text:style-name="P1"/>
        </draw:connector>
        <draw:custom-shape draw:style-name="gr1" draw:text-style-name="P1" xml:id="id6" draw:id="id6" draw:layer="layout" svg:width="5.588cm" svg:height="1.905cm" svg:x="31.242cm" svg:y="10.008cm">
          <text:p text:style-name="P1">Crypto</text:p>
          <text:p text:style-name="P1">[AES-128]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413cm" svg:height="1.27cm" svg:x="25.019cm" svg:y="15.596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207cm" svg:height="1.651cm" svg:x="39.624cm" svg:y="10.135cm">
          <text:p text:style-name="P1">UART Bridge</text:p>
          <text:p text:style-name="P1">[FT232R]</text:p>
          <draw:enhanced-geometry svg:viewBox="0 0 21600 21600" draw:type="rectangle" draw:enhanced-path="M 0 0 L 21600 0 21600 21600 0 21600 0 0 Z N"/>
        </draw:custom-shape>
        <draw:frame draw:style-name="gr8" draw:text-style-name="P1" xml:id="id8" draw:id="id8" draw:layer="layout" svg:width="6.421cm" svg:height="4.445cm" svg:x="47.752cm" svg:y="8.738cm">
          <draw:image xlink:href="Pictures/10000201000001C70000013B78A8E1E5.png" xlink:type="simple" xlink:show="embed" xlink:actuate="onLoad">
            <text:p/>
          </draw:image>
        </draw:frame>
        <draw:connector draw:style-name="gr9" draw:text-style-name="P1" draw:layer="layout" svg:x1="29.591cm" svg:y1="10.96cm" svg:x2="31.242cm" svg:y2="10.96cm" draw:start-shape="id5" draw:start-glue-point="1" draw:end-shape="id6" draw:end-glue-point="3" svg:d="M29591 10960h1651" svg:viewBox="0 0 1652 1">
          <text:p/>
        </draw:connector>
        <draw:connector draw:style-name="gr7" draw:text-style-name="P1" draw:layer="layout" svg:x1="36.83cm" svg:y1="10.96cm" svg:x2="39.624cm" svg:y2="10.96cm" draw:start-shape="id6" draw:start-glue-point="1" draw:end-shape="id7" draw:end-glue-point="3" svg:d="M36830 10960h2794" svg:viewBox="0 0 2795 1">
          <text:p text:style-name="P1"/>
        </draw:connector>
        <draw:connector draw:style-name="gr7" draw:text-style-name="P1" draw:layer="layout" svg:x1="44.831cm" svg:y1="10.96cm" svg:x2="47.752cm" svg:y2="10.96cm" draw:start-shape="id7" draw:start-glue-point="1" draw:end-shape="id8" draw:end-glue-point="3" svg:d="M44831 10960h2921" svg:viewBox="0 0 2922 1">
          <text:p text:style-name="P1"/>
        </draw:connector>
        <draw:frame draw:style-name="gr10" draw:text-style-name="P1" draw:layer="layout" svg:width="2.686cm" svg:height="1.674cm" svg:x="6.712cm" svg:y="8.842cm">
          <draw:text-box>
            <text:p text:style-name="P1">12 MHz</text:p>
            <text:p text:style-name="P1">Carrier</text:p>
          </draw:text-box>
        </draw:frame>
        <draw:connector draw:style-name="gr11" draw:text-style-name="P1" draw:layer="layout" svg:x1="50.962cm" svg:y1="13.183cm" svg:x2="27.432cm" svg:y2="16.231cm" draw:start-shape="id8" draw:start-glue-point="2" draw:end-shape="id9" draw:end-glue-point="1" svg:d="M50962 13183v3048h-23530" svg:viewBox="0 0 23531 3049">
          <text:p text:style-name="P1"/>
        </draw:connector>
        <draw:custom-shape draw:style-name="gr12" draw:text-style-name="P1" draw:layer="layout" svg:width="10.287cm" svg:height="6.858cm" svg:x="11.557cm" svg:y="7.59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875cm" svg:height="6.858cm" svg:x="22.098cm" svg:y="7.59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655cm" svg:height="1.673cm" svg:x="28.111cm" svg:y="5.69cm">
          <draw:text-box>
            <text:p text:style-name="P1">Microcontroller</text:p>
            <text:p text:style-name="P1">[MSP430]</text:p>
          </draw:text-box>
        </draw:frame>
        <draw:frame draw:style-name="gr5" draw:text-style-name="P1" draw:layer="layout" svg:width="6.924cm" svg:height="1.673cm" svg:x="13.081cm" svg:y="5.817cm">
          <draw:text-box>
            <text:p text:style-name="P1">RF Transceiver</text:p>
            <text:p text:style-name="P1">[CD74HC4046A PLL's]</text:p>
          </draw:text-box>
        </draw:frame>
        <draw:frame draw:style-name="gr5" draw:layer="layout" svg:width="5.976cm" svg:height="0.962cm" svg:x="36.068cm" svg:y="15.342cm">
          <draw:text-box>
            <text:p>500 mA @ 5V MAX</text:p>
          </draw:text-box>
        </draw:frame>
        <draw:frame draw:style-name="gr5" draw:layer="layout" svg:width="1.526cm" svg:height="0.962cm" svg:x="23.493cm" svg:y="10.135cm">
          <draw:text-box>
            <text:p>SPI</text:p>
          </draw:text-box>
        </draw:frame>
        <draw:frame draw:style-name="gr13" draw:layer="layout" svg:width="2.119cm" svg:height="0.962cm" svg:x="37.084cm" svg:y="10.062cm">
          <draw:text-box>
            <text:p>Serial</text:p>
          </draw:text-box>
        </draw:frame>
        <draw:frame draw:style-name="gr5" draw:layer="layout" svg:width="1.806cm" svg:height="0.962cm" svg:x="45.339cm" svg:y="10.135cm">
          <draw:text-box>
            <text:p>US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27cm" fo:margin-right="1.27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Lloyd</meta:initial-creator>
    <meta:creation-date>2014-08-28T22:03:59.207879465</meta:creation-date>
    <dc:date>2014-08-28T23:47:27.679600671</dc:date>
    <dc:creator>Patrick Lloyd</dc:creator>
    <meta:editing-duration>PT7M56S</meta:editing-duration>
    <meta:editing-cycles>1</meta:editing-cycles>
    <meta:document-statistic meta:object-count="29"/>
    <meta:generator>LibreOffice/4.2.4.2$Linux_X86_64 LibreOffice_project/420m0$Build-2</meta:generator>
  </office:meta>
</office:document-meta>
</file>